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Subtitle" style:family="paragraph">
      <style:paragraph-properties fo:text-align="center"/>
    </style:style>
    <style:style style:name="P3" style:parent-style-name="Normal" style:family="paragraph">
      <style:text-properties style:font-name="Consolas"/>
    </style:style>
    <style:style style:name="T4" style:parent-style-name="DefaultParagraphFont" style:family="text">
      <style:text-properties style:font-name="Consolas"/>
    </style:style>
    <style:style style:name="T5" style:parent-style-name="DefaultParagraphFont" style:family="text">
      <style:text-properties style:font-name="Consolas"/>
    </style:style>
  </office:automatic-styles>
  <office:body>
    <office:text text:use-soft-page-breaks="true">
      <text:p text:style-name="P1">Summarisation Report</text:p>
      <text:p text:style-name="P2">fdqd43 – James Paterson</text:p>
      <text:h text:style-name="Heading1" text:outline-level="1">Running the program</text:h>
      <text:p text:style-name="Normal">To run the program, you need to invoke “index.py” through the command line. It accepts these arguments:</text:p>
      <text:p text:style-name="P3">python index.py -l<text:s/>200 -i</text:p>
      <text:p text:style-name="Normal"><text:span text:style-name="T4">-l</text:span><text:s/>Designates the<text:s/>maximum<text:s/>length of the summarisation to be<text:s/>generated<text:s/></text:p>
      <text:p text:style-name="Normal"><text:span text:style-name="T5">-i</text:span><text:s/>Specifies that TF-IDF is to be applied</text:p>
      <text:h text:style-name="Heading1" text:outline-level="1">Program Structure</text:h>
      <text:h text:style-name="Heading2" text:outline-level="2">Common</text:h>
      <text:h text:style-name="Heading2" text:outline-level="2">TF</text:h>
      <text:h text:style-name="Heading2" text:outline-level="2">TFIDF</text:h>
      <text:h text:style-name="Heading1" text:outline-level="1">Results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S,MARTIN PATERSON</meta:initial-creator>
    <dc:creator>JAMES,MARTIN PATERSON</dc:creator>
    <meta:creation-date>2018-03-07T20:56:00Z</meta:creation-date>
    <dc:date>2018-03-07T21:33:00Z</dc:date>
    <meta:template xlink:href="Normal.dotm" xlink:type="simple"/>
    <meta:editing-cycles>6</meta:editing-cycles>
    <meta:editing-duration>PT2220S</meta:editing-duration>
    <meta:document-statistic meta:page-count="1" meta:paragraph-count="1" meta:word-count="52" meta:character-count="350" meta:row-count="2" meta:non-whitespace-character-count="299"/>
  </office:meta>
</office:document-meta>
</file>